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Neue" svg:font-family="Helvetica Neue"/>
  </office:font-face-decls>
  <office:automatic-styles>
    <style:style style:name="P1" style:family="paragraph" style:parent-style-name="Standard">
      <style:paragraph-properties fo:margin-bottom="0.2222in"/>
      <style:text-properties style:font-name="Helvetica Neue" fo:font-size="20.0pt" fo:color="#16191c" fo:background-color="#f6f7f9"/>
    </style:style>
    <style:style style:name="P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Helvetica Neue" fo:font-size="20.0pt" fo:color="#16191c" fo:background-color="#f6f7f9"/>
    </style:style>
    <style:style style:name="P3" style:family="paragraph" style:parent-style-name="Standard">
      <style:text-properties style:font-name="Helvetica Neue" fo:font-size="20.0pt" fo:color="#16191c" fo:background-color="#f6f7f9"/>
    </style:style>
    <style:style style:name="T1" style:family="text">
      <style:text-properties fo:letter-spacing="0.0000in"/>
    </style:style>
    <style:style style:name="T2" style:family="text">
      <style:text-properties fo:font-style="italic" fo:font-style-asian="italic" fo:font-style-complex="italic" fo:letter-spacing="0.0000in"/>
    </style:style>
    <style:style style:name="T3" style:family="text">
      <style:text-properties fo:font-style="italic" fo:font-style-asian="italic" fo:font-style-complex="italic" fo:letter-spacing="0.0000in" fo:color="#fb0007"/>
    </style:style>
    <style:style style:name="T4" style:family="text">
      <style:text-properties fo:letter-spacing="0.0000in" fo:color="#fb0007"/>
    </style:style>
    <style:style style:name="T5" style:family="text">
      <style:text-properties fo:font-weight="bold" fo:font-weight-asian="bold" fo:font-weight-complex="bold"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Abbiamo introdotto un primo algoritmo di </text:span><text:span text:style-name="T2">cluster</text:span><text:span text:style-name="T1"> finding. Si tratta di un algoritmo robusto, di cui però non ci sfuggono le debolezze... Vediamo brevemente come procede. Per simulare la percolazione, sarà il nostro punto di partenza.</text:span></text:p>
      <text:list text:style-name="L1">
        <text:list-item>
          <text:p text:style-name="P2"><text:span text:style-name="T1">Diciamo subito che al reticolo sono associate due </text:span><text:span text:style-name="T3">strutture dati</text:span><text:span text:style-name="T4">, di fatto delle</text:span><text:span text:style-name="T3"> matrici</text:span><text:span text:style-name="T1"> (abbiamo in realtà scelto di mettere insieme le due matrici entro una unica </text:span><text:span text:style-name="T2">struct</text:span><text:span text:style-name="T1"> di Matlab, capace di contenere tutte le altre informazioni rilevanti; </text:span><text:span text:style-name="T2">help struct</text:span><text:span text:style-name="T1"> vi farà anche più di quanto abbiamo visto). In questo modo, possiamo assegnare ad ogni sito non solo il "valore" </text:span><text:span text:style-name="T2">colorato/non-colorato</text:span><text:span text:style-name="T1">, ma anche una </text:span><text:span text:style-name="T3">label</text:span><text:span text:style-name="T1">, inizialmente messa a zero. Questa etichetta rimarrà a zero per i siti non colorati, mentre </text:span><text:span text:style-name="T4">conterrà l'identificativo di cluster per i siti colorati</text:span><text:span text:style-name="T1"> (evidentemente, sarà l'</text:span><text:span text:style-name="T2">id</text:span><text:span text:style-name="T1"> del cluster cui il sito appartiene).</text:span></text:p>
        </text:list-item>
        <text:list-item>
          <text:p text:style-name="P2"><text:span text:style-name="T1">L'algoritmo ha un doppio livello: il livello più esterno è costituito da un </text:span><text:span text:style-name="T4">ciclo che (nella forma più ingenua) visita tutti i siti del reticolo</text:span><text:span text:style-name="T1">, fermandosi e trasferendo il controllo al livello più interno quando si </text:span><text:span text:style-name="T4">incontra un sito colorato e non ancora visitato</text:span><text:span text:style-name="T1"> (riconoscibile per la </text:span><text:span text:style-name="T2">label</text:span><text:span text:style-name="T1"><text:s/>ancora a zero; </text:span><text:span text:style-name="T2">abbiamo già commentato sul fatto che possiamo da subito ciclare sui soli siti colorati...</text:span><text:span text:style-name="T1">). Nel percorrere il ciclo esterno pensiamo di avere sempre a disposizione una etichetta: quella corrente da piazzare (se abbiamo riconosciuto già </text:span><text:span text:style-name="T2">n-1</text:span><text:span text:style-name="T1"> cluster, avremo a disposizione la etichetta </text:span><text:span text:style-name="T2">n</text:span><text:span text:style-name="T1">).</text:span></text:p>
        </text:list-item>
        <text:list-item>
          <text:p text:style-name="P2"><text:span text:style-name="T1">Il livello interno provvede a </text:span><text:span text:style-name="T4">riconoscere ed etichettare il cluster cui il sito</text:span><text:span text:style-name="T1"> (colorato e non ancora etichettato) </text:span><text:span text:style-name="T4">appartiene</text:span><text:span text:style-name="T1">. Per far questo utilizziamo una </text:span><text:span text:style-name="T4">pila</text:span><text:span text:style-name="T1"> alla cui base mettiamo il sito in questione: al momento è l'unico sito che conosciamo appartenere al cluster. Pensiamo ora di mettere un </text:span><text:span text:style-name="T4">puntatore</text:span><text:span text:style-name="T1"> a puntare la base della pila: esso dunque all'inizio punta l'unico sito impilato. </text:span><text:span text:style-name="T4">Visitiamo tutti i siti primi vicini del sito puntato</text:span><text:span text:style-name="T1"> e ogni volta che uno di essi sia </text:span><text:span text:style-name="T4">colorato e non ancora etichettato</text:span><text:span text:style-name="T1"> provvediamo a (1) </text:span><text:span text:style-name="T4">etichettarlo</text:span><text:span text:style-name="T1"> e (2) </text:span><text:span text:style-name="T4">impilarlo</text:span><text:span text:style-name="T1"> in cima alla pila. Dopo aver terminato la visita di tutti i primi vicini del sito puntato, facciamo risalire di una posizione il puntatore lungo la pila, puntando ora un nuovo sito, per cui ripetiamo quanto appena detto (ne esploriamo i primi vicini, etichettando ed impilando siti che abbiamo trovato colorati e non etichettati).</text:span></text:p>
        </text:list-item>
        <text:list-item>
          <text:p text:style-name="P2"><text:span text:style-name="T1">Si noti che per effetto delle operazioni descritte: (1) la pila cresce, fino a contenere tutti i siti facenti parte del cluster che stiamo riconoscendo; (2) la nostra risalita lungo la pila procede fino a che non potremo risalire oltre: quando questo accade, avremo riconosciuto tutto il cluster.</text:span></text:p>
        </text:list-item>
      </text:list>
      <text:p text:style-name="P1"><text:span text:style-name="T1">L'algoritmo è robusto e ci lascia con tutte le informazioni cui potremmo essere interessati: numero di cluster, loro dimensione (l'altezza della pila al momento in cui ci arrestiamo) ed identificativo di cluster per ciascun sito colorato. Non è però sicuramente ottimale quanto a tempi di calcolo: è evidente che torniamo più e più volte a considerare uno stesso sito...</text:span></text:p>
      <text:p text:style-name="P3"><text:span text:style-name="T5">Per implementare l'algoritmo abbiamo in particolare bisogno di accedere ai primi vicini</text:span><text:span text:style-name="T1">. Mentre è semplice accedere ai primi vicini dei siti </text:span><text:span text:style-name="T2">non-sul-bordo</text:span><text:span text:style-name="T1">, dobbiamo curare il caso particolare in cui ci troviamo sui bordi. La soluzione che abbiamo iniziato ad implementare consiste nel </text:span><text:span text:style-name="T2">bordare </text:span><text:span text:style-name="T1">di zeri il nostro reticolo e di </text:span><text:span text:style-name="T2">visitare davvero</text:span><text:span text:style-name="T1"> solo i siti  </text:span><text:span text:style-name="T2">non-sul-bordo</text:span><text:span text:style-name="T1">. Abbiamo solo iniziato ad implementare (grazie Michele!) ... avremo modo di concludere presto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2</meta:generator>
  </office:meta>
</office:document-meta>
</file>